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09-09" calcext:value-type="date">
            <text:p>09/09/2024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0-14" calcext:value-type="date">
            <text:p>14/10/2024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1-11" calcext:value-type="date">
            <text:p>11/11/2024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2-11" calcext:value-type="date">
            <text:p>11/12/2024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5-01-20" calcext:value-type="date">
            <text:p>20/01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2-14" calcext:value-type="date">
            <text:p>14/02/2025</text:p>
          </table:table-cell>
          <table:table-cell table:style-name="ce54" table:formula="of:=[.C7]-[.F7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3-18" calcext:value-type="date">
            <text:p>18/03/2025</text:p>
          </table:table-cell>
          <table:table-cell table:style-name="ce54" table:formula="of:=[.C8]-[.F8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4-14" calcext:value-type="date">
            <text:p>14/04/2025</text:p>
          </table:table-cell>
          <table:table-cell table:style-name="ce54" table:formula="of:=[.C9]-[.F9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5-13" calcext:value-type="date">
            <text:p>13/05/2025</text:p>
          </table:table-cell>
          <table:table-cell table:style-name="ce54" table:formula="of:=[.C10]-[.F10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6-11" calcext:value-type="date">
            <text:p>11/06/2025</text:p>
          </table:table-cell>
          <table:table-cell table:style-name="ce54" table:formula="of:=[.C11]-[.F11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7-11" calcext:value-type="date">
            <text:p>11/07/2025</text:p>
          </table:table-cell>
          <table:table-cell table:style-name="ce54" table:formula="of:=[.C12]-[.F1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13]-[.F1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14]-[.F1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0-09" calcext:value-type="date">
            <text:p>09/10/2025</text:p>
          </table:table-cell>
          <table:table-cell table:style-name="ce54" table:formula="of:=[.C15]-[.F1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1-10" calcext:value-type="date">
            <text:p>10/11/2025</text:p>
          </table:table-cell>
          <table:table-cell table:style-name="ce54" table:formula="of:=[.C16]-[.F1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16])" office:value-type="float" office:value="0" calcext:value-type="float">
            <text:p>-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4:47:25.151680700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47:25.165527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43:05</meta:creation-date>
    <dc:date>2025-11-13T14:47:41.580306200</dc:date>
    <meta:print-date>2022-02-07T15:45:15.821000000</meta:print-date>
    <dc:language>pt-PT</dc:language>
    <meta:editing-cycles>582</meta:editing-cycles>
    <meta:editing-duration>PT19H14M56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